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20000015454204FD1.png" manifest:media-type="image/png"/>
  <manifest:file-entry manifest:full-path="Pictures/10000000000001A80000012D51BCA6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3cm"/>
      <style:text-properties fo:font-size="12pt" style:font-size-asian="32pt" style:font-size-complex="32pt"/>
    </style:style>
    <style:style style:name="P4" style:family="paragraph">
      <style:paragraph-properties fo:margin-top="0cm" fo:margin-bottom="0.12cm"/>
    </style:style>
    <style:style style:name="P5" style:family="paragraph">
      <style:paragraph-properties fo:margin-top="0cm" fo:margin-bottom="0.12cm"/>
      <style:text-properties fo:font-size="12pt" style:font-size-asian="32pt" style:font-size-complex="32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217cm" svg:height="7.963cm" svg:x="11.5cm" svg:y="0.037cm">
          <draw:image xlink:href="Pictures/10000000000001A80000012D51BCA625.png" xlink:type="simple" xlink:show="embed" xlink:actuate="onLoad">
            <text:p/>
          </draw:image>
        </draw:frame>
        <draw:frame draw:style-name="gr1" draw:text-style-name="P1" draw:layer="layout" svg:width="8.942cm" svg:height="9.074cm" svg:x="1.358cm" svg:y="0.021cm">
          <draw:image xlink:href="Pictures/10000000000001520000015454204FD1.png" xlink:type="simple" xlink:show="embed" xlink:actuate="onLoad">
            <text:p/>
          </draw:image>
        </draw:frame>
        <draw:frame presentation:style-name="pr1" draw:text-style-name="P3" draw:layer="layout" svg:width="2.2cm" svg:height="16.079cm" svg:x="-0.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</text:list-header>
            </text:list>
          </draw:text-box>
        </draw:frame>
        <draw:frame presentation:style-name="pr1" draw:text-style-name="P5" draw:layer="layout" svg:width="2cm" svg:height="16.079cm" svg:x="10cm" svg:y="0.121cm" presentation:class="outline" presentation:user-transformed="true">
          <draw:text-box>
            <text:list text:style-name="L1">
              <text:list-header>
                <text:p text:style-name="P4"><text:span text:style-name="T1">16</text:span></text:p>
                <text:p text:style-name="P4"><text:span text:style-name="T1">17</text:span></text:p>
                <text:p text:style-name="P4"><text:span text:style-name="T1">18</text:span></text:p>
                <text:p text:style-name="P4"><text:span text:style-name="T1">19</text:span></text:p>
                <text:p text:style-name="P4"><text:span text:style-name="T1">20</text:span></text:p>
                <text:p text:style-name="P4"><text:span text:style-name="T1">21</text:span></text:p>
                <text:p text:style-name="P4"><text:span text:style-name="T1">22</text:span></text:p>
                <text:p text:style-name="P4"><text:span text:style-name="T1">23</text:span></text:p>
                <text:p text:style-name="P4"><text:span text:style-name="T1">24</text:span></text:p>
                <text:p text:style-name="P4"><text:span text:style-name="T1">25</text:span></text:p>
                <text:p text:style-name="P4"><text:span text:style-name="T1">26</text:span></text:p>
                <text:p text:style-name="P4"><text:span text:style-name="T1">27</text:span></text:p>
                <text:p text:style-name="P4"><text:span text:style-name="T1">28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27T00:20:29.967076530</dc:date>
    <meta:editing-duration>PT18M7S</meta:editing-duration>
    <meta:editing-cycles>8</meta:editing-cycles>
    <meta:generator>LibreOffice/4.2.8.2$Linux_X86_64 LibreOffice_project/420m0$Build-2</meta:generator>
    <meta:document-statistic meta:object-count="27"/>
  </office:meta>
</office:document-meta>
</file>